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New1" svg:font-family="CourierNew"/>
    <style:font-face style:name="DejaVuSerif1" svg:font-family="DejaVuSerif"/>
    <style:font-face style:name="Helvetica1" svg:font-family="Helvetica"/>
    <style:font-face style:name="LatoLatinular1" svg:font-family="LatoLatinular"/>
    <style:font-face style:name="Arial" svg:font-family="Arial" style:font-pitch="variable"/>
    <style:font-face style:name="CourierNew" svg:font-family="CourierNew" style:font-pitch="variable"/>
    <style:font-face style:name="DejaVu Sans1" svg:font-family="'DejaVu Sans'" style:font-pitch="variable"/>
    <style:font-face style:name="DejaVuSerif" svg:font-family="DejaVuSerif" style:font-pitch="variable"/>
    <style:font-face style:name="Helvetica" svg:font-family="Helvetica" style:font-pitch="variable"/>
    <style:font-face style:name="LatoLatinular" svg:font-family="LatoLatinular"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c7cdd1"/>
    </style:style>
    <style:style style:name="gr3" style:family="graphic" style:parent-style-name="standard">
      <style:graphic-properties draw:stroke="none" draw:fill="none" draw:textarea-horizontal-align="left" draw:textarea-vertical-align="top" draw:auto-grow-height="true" draw:auto-grow-width="true" fo:min-height="0.662cm" fo:min-width="0.662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367cm" fo:min-width="0.36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51cm" fo:min-width="0.55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13cm" fo:min-width="0.41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75cm" fo:min-width="0.27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9"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11" style:family="graphic" style:parent-style-name="standard">
      <style:graphic-properties draw:stroke="solid" svg:stroke-width="0.07cm" svg:stroke-color="#00ff00" draw:stroke-linejoin="miter" svg:stroke-linecap="butt" draw:fill="none" fo:padding-top="0.035cm" fo:padding-bottom="0.035cm" fo:padding-left="0.035cm" fo:padding-right="0.035cm"/>
    </style:style>
    <style:style style:name="gr12" style:family="graphic" style:parent-style-name="standard">
      <style:graphic-properties draw:stroke="none" draw:fill="solid" draw:fill-color="#000000"/>
    </style:style>
    <style:style style:name="P1" style:family="paragraph">
      <loext:graphic-properties draw:fill="solid" draw:fill-color="#ffffff"/>
    </style:style>
    <style:style style:name="P2" style:family="paragraph">
      <loext:graphic-properties draw:fill="solid" draw:fill-color="#c7cdd1"/>
    </style:style>
    <style:style style:name="P3" style:family="paragraph">
      <style:paragraph-properties fo:text-align="start" style:writing-mode="lr-tb"/>
    </style:style>
    <style:style style:name="P4" style:family="paragraph">
      <loext:graphic-properties draw:fill="none"/>
      <style:text-properties fo:font-size="18.7999992370605pt" style:font-size-asian="18.7999992370605pt" style:font-size-complex="18.7999992370605pt"/>
    </style:style>
    <style:style style:name="P5" style:family="paragraph">
      <loext:graphic-properties draw:fill="none"/>
      <style:text-properties fo:font-size="10.5pt" style:font-size-asian="10.5pt" style:font-size-complex="10.5pt"/>
    </style:style>
    <style:style style:name="P6" style:family="paragraph">
      <loext:graphic-properties draw:fill="none"/>
      <style:text-properties fo:font-size="15.6999998092651pt" style:font-size-asian="15.6999998092651pt" style:font-size-complex="15.6999998092651pt"/>
    </style:style>
    <style:style style:name="P7" style:family="paragraph">
      <loext:graphic-properties draw:fill="none"/>
      <style:text-properties fo:font-size="11.8000001907349pt" style:font-size-asian="11.8000001907349pt" style:font-size-complex="11.8000001907349pt"/>
    </style:style>
    <style:style style:name="P8" style:family="paragraph">
      <loext:graphic-properties draw:fill="none"/>
      <style:text-properties fo:font-size="7.90000009536743pt" style:font-size-asian="7.90000009536743pt" style:font-size-complex="7.90000009536743pt"/>
    </style:style>
    <style:style style:name="P9" style:family="paragraph">
      <loext:graphic-properties draw:fill="none"/>
      <style:text-properties fo:font-size="10pt" style:font-size-asian="10pt" style:font-size-complex="10pt"/>
    </style:style>
    <style:style style:name="P10" style:family="paragraph">
      <loext:graphic-properties draw:fill="none"/>
      <style:text-properties fo:font-size="11pt" style:font-size-asian="11pt" style:font-size-complex="11pt"/>
    </style:style>
    <style:style style:name="P11" style:family="paragraph">
      <loext:graphic-properties draw:fill="none"/>
    </style:style>
    <style:style style:name="P12" style:family="paragraph">
      <loext:graphic-properties draw:fill="solid" draw:fill-color="#000000"/>
    </style:style>
    <style:style style:name="T1" style:family="text">
      <style:text-properties fo:color="#000000" style:font-name="LatoLatinular1" fo:font-size="18.7999992370605pt" style:font-size-asian="18.7999992370605pt" style:font-name-complex="LatoLatinular1" style:font-size-complex="18.7999992370605pt"/>
    </style:style>
    <style:style style:name="T2" style:family="text">
      <style:text-properties fo:color="#000000" style:font-name="Arial1" fo:font-size="10.5pt" fo:font-weight="bold" style:font-size-asian="10.5pt" style:font-name-complex="Arial1" style:font-size-complex="10.5pt" style:font-weight-complex="bold"/>
    </style:style>
    <style:style style:name="T3" style:family="text">
      <style:text-properties fo:color="#000000" style:font-name="Arial1" fo:font-size="10.5pt" style:font-size-asian="10.5pt" style:font-name-complex="Arial1" style:font-size-complex="10.5pt"/>
    </style:style>
    <style:style style:name="T4" style:family="text">
      <style:text-properties fo:color="#000000" style:font-name="LatoLatinular1" fo:font-size="15.6999998092651pt" style:font-size-asian="15.6999998092651pt" style:font-name-complex="LatoLatinular1" style:font-size-complex="15.6999998092651pt"/>
    </style:style>
    <style:style style:name="T5" style:family="text">
      <style:text-properties fo:color="#000000" style:font-name="LatoLatinular1" fo:font-size="11.8000001907349pt" style:font-size-asian="11.8000001907349pt" style:font-name-complex="LatoLatinular1" style:font-size-complex="11.8000001907349pt"/>
    </style:style>
    <style:style style:name="T6" style:family="text">
      <style:text-properties fo:color="#000000" style:font-name="Arial1" fo:font-size="10.5pt" fo:font-style="italic" style:font-size-asian="10.5pt" style:font-name-complex="Arial1" style:font-size-complex="10.5pt" style:font-style-complex="italic"/>
    </style:style>
    <style:style style:name="T7" style:family="text">
      <style:text-properties fo:color="#2d3b45" style:font-name="CourierNew1" fo:font-size="7.90000009536743pt" style:font-size-asian="7.90000009536743pt" style:font-name-complex="CourierNew1" style:font-size-complex="7.90000009536743pt"/>
    </style:style>
    <style:style style:name="T8" style:family="text">
      <style:text-properties fo:color="#000000" style:font-name="DejaVuSerif1" fo:font-size="10pt" style:font-size-asian="10pt" style:font-name-complex="DejaVuSerif1" style:font-size-complex="10pt"/>
    </style:style>
    <style:style style:name="T9" style:family="text">
      <style:text-properties fo:color="#000000" style:font-name="Helvetica1" fo:font-size="11pt" style:font-size-asian="11pt" style:font-name-complex="Helvetica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779cm" svg:height="23.343cm" svg:x="1.905cm" svg:y="1.905cm" svg:viewBox="0 0 17780 23344" draw:points="0,0 17780,0 17780,23344 0,23344">
          <text:p/>
        </draw:polygon>
        <draw:polygon draw:style-name="gr2" draw:text-style-name="P2" draw:layer="layout" svg:width="17.779cm" svg:height="0.03cm" svg:x="1.905cm" svg:y="3.319cm" svg:viewBox="0 0 17780 31" draw:points="0,0 17780,0 17780,31 0,31">
          <text:p/>
        </draw:polygon>
        <draw:polygon draw:style-name="gr2" draw:text-style-name="P2" draw:layer="layout" svg:width="17.779cm" svg:height="0.032cm" svg:x="1.905cm" svg:y="4.454cm" svg:viewBox="0 0 17780 33" draw:points="0,0 17780,0 17780,33 0,33">
          <text:p/>
        </draw:polygon>
        <draw:frame draw:style-name="gr3" draw:text-style-name="P4" draw:layer="layout" svg:width="4.21cm" svg:height="0.776cm" svg:x="1.905cm" svg:y="1.935cm">
          <draw:text-box>
            <text:p text:style-name="P3"><text:span text:style-name="T1">H</text:span><text:span text:style-name="T1">o</text:span><text:span text:style-name="T1">m</text:span><text:span text:style-name="T1">e</text:span><text:span text:style-name="T1">w</text:span><text:span text:style-name="T1">or</text:span><text:span text:style-name="T1">k </text:span><text:span text:style-name="T1">9</text:span></text:p>
          </draw:text-box>
        </draw:frame>
        <draw:frame draw:style-name="gr4" draw:text-style-name="P5" draw:layer="layout" svg:width="0.696cm" svg:height="0.412cm" svg:x="1.905cm" svg:y="3.692cm">
          <draw:text-box>
            <text:p text:style-name="P3"><text:span text:style-name="T2">Due</text:span></text:p>
          </draw:text-box>
        </draw:frame>
        <draw:frame draw:style-name="gr4" draw:text-style-name="P5" draw:layer="layout" svg:width="3.296cm" svg:height="0.412cm" svg:x="2.887cm" svg:y="3.692cm">
          <draw:text-box>
            <text:p text:style-name="P3"><text:span text:style-name="T3">Mond</text:span><text:span text:style-name="T3">ay by </text:span><text:span text:style-name="T3">11:59</text:span><text:span text:style-name="T3">pm</text:span></text:p>
          </draw:text-box>
        </draw:frame>
        <draw:frame draw:style-name="gr4" draw:text-style-name="P5" draw:layer="layout" svg:width="1.124cm" svg:height="0.412cm" svg:x="7.037cm" svg:y="3.692cm">
          <draw:text-box>
            <text:p text:style-name="P3"><text:span text:style-name="T2">Points</text:span></text:p>
          </draw:text-box>
        </draw:frame>
        <draw:frame draw:style-name="gr4" draw:text-style-name="P5" draw:layer="layout" svg:width="0.408cm" svg:height="0.412cm" svg:x="8.448cm" svg:y="3.692cm">
          <draw:text-box>
            <text:p text:style-name="P3"><text:span text:style-name="T3">20</text:span></text:p>
          </draw:text-box>
        </draw:frame>
        <draw:path draw:style-name="gr1" draw:text-style-name="P1" draw:layer="layout" svg:width="17.779cm" svg:height="1.305cm" svg:x="1.905cm" svg:y="12.15cm" svg:viewBox="0 0 17780 1306" svg:d="M138 0h17504c76 0 138 62 138 138v1029c0 77-62 139-138 139h-17504c-77 0-138-62-138-139v-1029c0-76 61-138 138-138z">
          <text:p/>
        </draw:path>
        <draw:path draw:style-name="gr2" draw:text-style-name="P2" draw:layer="layout" svg:width="17.779cm" svg:height="1.305cm" svg:x="1.905cm" svg:y="12.15cm" svg:viewBox="0 0 17780 1306" svg:d="M138 0h17504c76 0 138 62 138 138v1029c0 77-62 139-138 139h-17504c-77 0-138-62-138-139v-1029c0-76 61-138 138-138zM17642 31h-17504c-60 0-108 48-108 107v1029c0 60 48 108 108 108h17504c59 0 107-48 107-108v-1029c0-59-48-107-107-107z">
          <text:p/>
        </draw:path>
        <draw:frame draw:style-name="gr4" draw:text-style-name="P5" draw:layer="layout" svg:width="3.465cm" svg:height="0.412cm" svg:x="9.697cm" svg:y="3.692cm">
          <draw:text-box>
            <text:p text:style-name="P3"><text:span text:style-name="T2">Submitting</text:span><text:span text:style-name="T3"> on paper</text:span></text:p>
          </draw:text-box>
        </draw:frame>
        <draw:frame draw:style-name="gr5" draw:text-style-name="P6" draw:layer="layout" svg:width="1.814cm" svg:height="0.644cm" svg:x="1.905cm" svg:y="5.507cm">
          <draw:text-box>
            <text:p text:style-name="P3"><text:span text:style-name="T4">Name:</text:span></text:p>
          </draw:text-box>
        </draw:frame>
        <draw:frame draw:style-name="gr4" draw:text-style-name="P5" draw:layer="layout" svg:width="16.402cm" svg:height="0.412cm" svg:x="1.905cm" svg:y="6.899cm">
          <draw:text-box>
            <text:p text:style-name="P3"><text:span text:style-name="T3">P</text:span><text:span text:style-name="T3">r</text:span><text:span text:style-name="T3">i</text:span><text:span text:style-name="T3">n</text:span><text:span text:style-name="T3">t</text:span><text:span text:style-name="T3"> </text:span><text:span text:style-name="T3">t</text:span><text:span text:style-name="T3">h</text:span><text:span text:style-name="T3">i</text:span><text:span text:style-name="T3">s</text:span><text:span text:style-name="T3"> </text:span><text:span text:style-name="T3">p</text:span><text:span text:style-name="T3">a</text:span><text:span text:style-name="T3">g</text:span><text:span text:style-name="T3">e</text:span><text:span text:style-name="T3">,</text:span><text:span text:style-name="T3"> </text:span><text:span text:style-name="T3">w</text:span><text:span text:style-name="T3">r</text:span><text:span text:style-name="T3">i</text:span><text:span text:style-name="T3">t</text:span><text:span text:style-name="T3">e</text:span><text:span text:style-name="T3"> </text:span><text:span text:style-name="T3">y</text:span><text:span text:style-name="T3">o</text:span><text:span text:style-name="T3">u</text:span><text:span text:style-name="T3">r</text:span><text:span text:style-name="T3"> </text:span><text:span text:style-name="T3">n</text:span><text:span text:style-name="T3">a</text:span><text:span text:style-name="T3">m</text:span><text:span text:style-name="T3">e</text:span><text:span text:style-name="T3">,</text:span><text:span text:style-name="T3"> </text:span><text:span text:style-name="T3">f</text:span><text:span text:style-name="T3">o</text:span><text:span text:style-name="T3">l</text:span><text:span text:style-name="T3">l</text:span><text:span text:style-name="T3">o</text:span><text:span text:style-name="T3">w</text:span><text:span text:style-name="T3"> </text:span><text:span text:style-name="T3">t</text:span><text:span text:style-name="T3">h</text:span><text:span text:style-name="T3">e</text:span><text:span text:style-name="T3"> </text:span><text:span text:style-name="T3">i</text:span><text:span text:style-name="T3">n</text:span><text:span text:style-name="T3">s</text:span><text:span text:style-name="T3">t</text:span><text:span text:style-name="T3">r</text:span><text:span text:style-name="T3">u</text:span><text:span text:style-name="T3">c</text:span><text:span text:style-name="T3">t</text:span><text:span text:style-name="T3">i</text:span><text:span text:style-name="T3">o</text:span><text:span text:style-name="T3">n</text:span><text:span text:style-name="T3"> </text:span><text:span text:style-name="T3">b</text:span><text:span text:style-name="T3">e</text:span><text:span text:style-name="T3">l</text:span><text:span text:style-name="T3">o</text:span><text:span text:style-name="T3">w</text:span><text:span text:style-name="T3">,</text:span><text:span text:style-name="T3"> </text:span><text:span text:style-name="T3">a</text:span><text:span text:style-name="T3">n</text:span><text:span text:style-name="T3">d</text:span><text:span text:style-name="T3"> </text:span><text:span text:style-name="T3">r</text:span><text:span text:style-name="T3">e</text:span><text:span text:style-name="T3">t</text:span><text:span text:style-name="T3">u</text:span><text:span text:style-name="T3">r</text:span><text:span text:style-name="T3">n</text:span><text:span text:style-name="T3"> </text:span><text:span text:style-name="T3">t</text:span><text:span text:style-name="T3">h</text:span><text:span text:style-name="T3">e</text:span><text:span text:style-name="T3"> </text:span><text:span text:style-name="T3">c</text:span><text:span text:style-name="T3">o</text:span><text:span text:style-name="T3">m</text:span><text:span text:style-name="T3">p</text:span><text:span text:style-name="T3">l</text:span><text:span text:style-name="T3">e</text:span><text:span text:style-name="T3">t</text:span><text:span text:style-name="T3">e</text:span><text:span text:style-name="T3">d</text:span><text:span text:style-name="T3"> </text:span><text:span text:style-name="T3">p</text:span><text:span text:style-name="T3">a</text:span><text:span text:style-name="T3">g</text:span><text:span text:style-name="T3">e</text:span><text:span text:style-name="T3"> </text:span><text:span text:style-name="T3">t</text:span><text:span text:style-name="T3">o</text:span><text:span text:style-name="T3"> </text:span><text:span text:style-name="T3">m</text:span><text:span text:style-name="T3">e</text:span><text:span text:style-name="T3"> </text:span><text:span text:style-name="T3">b</text:span><text:span text:style-name="T3">y</text:span></text:p>
          </draw:text-box>
        </draw:frame>
        <draw:frame draw:style-name="gr4" draw:text-style-name="P5" draw:layer="layout" svg:width="1.729cm" svg:height="0.412cm" svg:x="1.905cm" svg:y="7.451cm">
          <draw:text-box>
            <text:p text:style-name="P3"><text:span text:style-name="T3">4</text:span><text:span text:style-name="T3">/</text:span><text:span text:style-name="T3">1</text:span><text:span text:style-name="T3">9</text:span><text:span text:style-name="T3">/</text:span><text:span text:style-name="T3">2</text:span><text:span text:style-name="T3">0</text:span><text:span text:style-name="T3">1</text:span><text:span text:style-name="T3">9</text:span><text:span text:style-name="T3">.</text:span></text:p>
          </draw:text-box>
        </draw:frame>
        <draw:frame draw:style-name="gr6" draw:text-style-name="P7" draw:layer="layout" svg:width="3.588cm" svg:height="0.484cm" svg:x="1.905cm" svg:y="8.263cm">
          <draw:text-box>
            <text:p text:style-name="P3"><text:span text:style-name="T5">P</text:span><text:span text:style-name="T5">a</text:span><text:span text:style-name="T5">r</text:span><text:span text:style-name="T5">t</text:span><text:span text:style-name="T5"> </text:span><text:span text:style-name="T5">1</text:span><text:span text:style-name="T5"> </text:span><text:span text:style-name="T5">(</text:span><text:span text:style-name="T5">1</text:span><text:span text:style-name="T5">0</text:span><text:span text:style-name="T5"> </text:span><text:span text:style-name="T5">p</text:span><text:span text:style-name="T5">o</text:span><text:span text:style-name="T5">i</text:span><text:span text:style-name="T5">n</text:span><text:span text:style-name="T5">t</text:span><text:span text:style-name="T5">s</text:span><text:span text:style-name="T5">)</text:span></text:p>
          </draw:text-box>
        </draw:frame>
        <draw:frame draw:style-name="gr4" draw:text-style-name="P5" draw:layer="layout" svg:width="16.631cm" svg:height="0.412cm" svg:x="1.905cm" svg:y="9.178cm">
          <draw:text-box>
            <text:p text:style-name="P3"><text:span text:style-name="T3">Most x86-64 (and Y86-64) instructions transform the program state in a straightforward manner. <text:s/>Some</text:span></text:p>
          </draw:text-box>
        </draw:frame>
        <draw:frame draw:style-name="gr4" draw:text-style-name="P5" draw:layer="layout" svg:width="17.041cm" svg:height="0.412cm" svg:x="1.905cm" svg:y="9.73cm">
          <draw:text-box>
            <text:p text:style-name="P3"><text:span text:style-name="T3">unus</text:span><text:span text:style-name="T3">ual </text:span><text:span text:style-name="T3">instru</text:span><text:span text:style-name="T3">ction </text:span><text:span text:style-name="T3">comb</text:span><text:span text:style-name="T3">inatio</text:span><text:span text:style-name="T3">ns, </text:span><text:span text:style-name="T3">howe</text:span><text:span text:style-name="T3">ver, </text:span><text:span text:style-name="T3">requir</text:span><text:span text:style-name="T3">e </text:span><text:span text:style-name="T3">speci</text:span><text:span text:style-name="T3">al </text:span><text:span text:style-name="T3">attent</text:span><text:span text:style-name="T3">ion. <text:s/></text:span><text:span text:style-name="T3">In </text:span><text:span text:style-name="T3">Secti</text:span><text:span text:style-name="T3">on </text:span><text:span text:style-name="T3">3.4.2 </text:span><text:span text:style-name="T3">of the </text:span><text:span text:style-name="T3">textb</text:span><text:span text:style-name="T3">ook, </text:span><text:span text:style-name="T3">the</text:span></text:p>
          </draw:text-box>
        </draw:frame>
        <draw:frame draw:style-name="gr4" draw:text-style-name="P5" draw:layer="layout" svg:width="17.121cm" svg:height="0.412cm" svg:x="1.905cm" svg:y="10.283cm">
          <draw:text-box>
            <text:p text:style-name="P3"><text:span text:style-name="T3">x86-64 </text:span><text:span text:style-name="T6">pushq</text:span><text:span text:style-name="T3"> </text:span><text:span text:style-name="T3">instructio</text:span><text:span text:style-name="T3">n was </text:span><text:span text:style-name="T3">described </text:span><text:span text:style-name="T3">as </text:span><text:span text:style-name="T3">decremen</text:span><text:span text:style-name="T3">ting the </text:span><text:span text:style-name="T3">stack </text:span><text:span text:style-name="T3">pointer </text:span><text:span text:style-name="T3">and then </text:span><text:span text:style-name="T3">storing </text:span><text:span text:style-name="T3">the </text:span><text:span text:style-name="T3">register at</text:span></text:p>
          </draw:text-box>
        </draw:frame>
        <draw:frame draw:style-name="gr4" draw:text-style-name="P5" draw:layer="layout" svg:width="16.854cm" svg:height="0.412cm" svg:x="1.905cm" svg:y="10.835cm">
          <draw:text-box>
            <text:p text:style-name="P3"><text:span text:style-name="T3">the </text:span><text:span text:style-name="T3">stack </text:span><text:span text:style-name="T3">point</text:span><text:span text:style-name="T3">er </text:span><text:span text:style-name="T3">locati</text:span><text:span text:style-name="T3">on. <text:s/></text:span><text:span text:style-name="T3">So, if </text:span><text:span text:style-name="T3">we </text:span><text:span text:style-name="T3">had </text:span><text:span text:style-name="T3">an </text:span><text:span text:style-name="T3">instru</text:span><text:span text:style-name="T3">ction </text:span><text:span text:style-name="T3">of the </text:span><text:span text:style-name="T3">form </text:span><text:span text:style-name="T6">push</text:span><text:span text:style-name="T6">q </text:span><text:span text:style-name="T6">REG</text:span><text:span text:style-name="T3">, </text:span><text:span text:style-name="T3">for </text:span><text:span text:style-name="T3">some </text:span><text:span text:style-name="T3">regist</text:span><text:span text:style-name="T3">er </text:span><text:span text:style-name="T6">REG</text:span><text:span text:style-name="T3">, </text:span><text:span text:style-name="T3">it</text:span></text:p>
          </draw:text-box>
        </draw:frame>
        <draw:frame draw:style-name="gr4" draw:text-style-name="P5" draw:layer="layout" svg:width="6.843cm" svg:height="0.412cm" svg:x="1.905cm" svg:y="11.388cm">
          <draw:text-box>
            <text:p text:style-name="P3"><text:span text:style-name="T3">would be </text:span><text:span text:style-name="T3">equivalent </text:span><text:span text:style-name="T3">to the code </text:span><text:span text:style-name="T3">sequence</text:span></text:p>
          </draw:text-box>
        </draw:frame>
        <draw:frame draw:style-name="gr7" draw:text-style-name="P8" draw:layer="layout" svg:width="2.148cm" svg:height="0.315cm" svg:x="2.856cm" svg:y="12.442cm">
          <draw:text-box>
            <text:p text:style-name="P3"><text:span text:style-name="T7">subq </text:span><text:span text:style-name="T7">$8, </text:span><text:span text:style-name="T7">%rsp</text:span></text:p>
          </draw:text-box>
        </draw:frame>
        <draw:frame draw:style-name="gr7" draw:text-style-name="P8" draw:layer="layout" svg:width="2.644cm" svg:height="0.315cm" svg:x="2.856cm" svg:y="12.857cm">
          <draw:text-box>
            <text:p text:style-name="P3"><text:span text:style-name="T7">movq REG, (%rsp)</text:span></text:p>
          </draw:text-box>
        </draw:frame>
        <draw:frame draw:style-name="gr4" draw:text-style-name="P5" draw:layer="layout" svg:width="17.532cm" svg:height="0.412cm" svg:x="1.905cm" svg:y="13.797cm">
          <draw:text-box>
            <text:p text:style-name="P3"><text:span text:style-name="T3">A. In light of analysis done in </text:span><text:span text:style-name="T3">Practice Problem 4.7, does this </text:span><text:span text:style-name="T3">code sequence correctly describe </text:span><text:span text:style-name="T3">the behavior</text:span></text:p>
          </draw:text-box>
        </draw:frame>
        <draw:frame draw:style-name="gr4" draw:text-style-name="P5" draw:layer="layout" svg:width="8.638cm" svg:height="0.412cm" svg:x="1.905cm" svg:y="14.349cm">
          <draw:text-box>
            <text:p text:style-name="P3"><text:span text:style-name="T3">of the instruction </text:span><text:span text:style-name="T6">pushq %rsp</text:span><text:span text:style-name="T3">? <text:s text:c="2"/></text:span><text:span text:style-name="T3">YES <text:s text:c="3"/>NO <text:s text:c="3"/>Explain.</text:span></text:p>
          </draw:text-box>
        </draw:frame>
        <draw:frame draw:style-name="gr4" draw:text-style-name="P5" draw:layer="layout" svg:width="17.718cm" svg:height="0.412cm" svg:x="1.905cm" svg:y="18.493cm">
          <draw:text-box>
            <text:p text:style-name="P3"><text:span text:style-name="T3">B. How could you rewrite the code sequence so that it </text:span><text:span text:style-name="T3">correctly describes both the cases where </text:span><text:span text:style-name="T6">REG</text:span><text:span text:style-name="T3"> is </text:span><text:span text:style-name="T6">%rsp</text:span></text:p>
          </draw:text-box>
        </draw:frame>
        <draw:frame draw:style-name="gr4" draw:text-style-name="P5" draw:layer="layout" svg:width="4.773cm" svg:height="0.412cm" svg:x="1.905cm" svg:y="19.045cm">
          <draw:text-box>
            <text:p text:style-name="P3"><text:span text:style-name="T3">as well as </text:span><text:span text:style-name="T3">any other </text:span><text:span text:style-name="T3">register?</text:span></text:p>
          </draw:text-box>
        </draw:frame>
        <draw:frame draw:style-name="gr6" draw:text-style-name="P7" draw:layer="layout" svg:width="3.588cm" svg:height="0.484cm" svg:x="1.905cm" svg:y="23.172cm">
          <draw:text-box>
            <text:p text:style-name="P3"><text:span text:style-name="T5">Part </text:span><text:span text:style-name="T5">2 </text:span><text:span text:style-name="T5">(10 </text:span><text:span text:style-name="T5">poi</text:span><text:span text:style-name="T5">nts)</text:span></text:p>
          </draw:text-box>
        </draw:frame>
        <draw:frame draw:style-name="gr4" draw:text-style-name="P5" draw:layer="layout" svg:width="16.432cm" svg:height="0.412cm" svg:x="1.905cm" svg:y="24.086cm">
          <draw:text-box>
            <text:p text:style-name="P3"><text:span text:style-name="T3">Add to the table appearing in Figure 4.24 of the textbook by filling the column for the Y86-64 </text:span><text:span text:style-name="T6">pushq rA</text:span></text:p>
          </draw:text-box>
        </draw:frame>
        <draw:frame draw:style-name="gr4" draw:text-style-name="P5" draw:layer="layout" svg:width="10.488cm" svg:height="0.412cm" svg:x="1.905cm" svg:y="24.639cm">
          <draw:text-box>
            <text:p text:style-name="P3"><text:span text:style-name="T3">instruction. <text:s/>The table is reproduced below for your convenience.</text:span></text:p>
          </draw:text-box>
        </draw:frame>
        <draw:frame draw:style-name="gr8" draw:text-style-name="P9" draw:layer="layout" svg:width="2.288cm" svg:height="0.412cm" svg:x="0.635cm" svg:y="0.625cm">
          <draw:text-box>
            <text:p text:style-name="P3"><text:span text:style-name="T8">Homework 9</text:span></text:p>
          </draw:text-box>
        </draw:frame>
        <draw:frame draw:style-name="gr8" draw:text-style-name="P9" draw:layer="layout" svg:width="9.269cm" svg:height="0.412cm" svg:x="11.633cm" svg:y="0.625cm">
          <draw:text-box>
            <text:p text:style-name="P3"><text:span text:style-name="T8">https://canvas.instructure.com/courses/1517115/a...</text:span></text:p>
          </draw:text-box>
        </draw:frame>
        <draw:frame draw:style-name="gr8" draw:text-style-name="P9" draw:layer="layout" svg:width="1.014cm" svg:height="0.412cm" svg:x="0.635cm" svg:y="26.12cm">
          <draw:text-box>
            <text:p text:style-name="P3"><text:span text:style-name="T8">1 of 3</text:span></text:p>
          </draw:text-box>
        </draw:frame>
        <draw:polygon draw:style-name="gr9" draw:text-style-name="P1" draw:layer="layout" svg:width="16.969cm" svg:height="1.785cm" svg:x="1.791cm" svg:y="15.832cm" svg:viewBox="0 0 16970 1786" draw:points="0,1786 16970,1786 16970,0 0,0">
          <text:p/>
        </draw:polygon>
        <draw:frame draw:style-name="gr8" draw:text-style-name="P9" draw:layer="layout" svg:width="3.08cm" svg:height="0.412cm" svg:x="17.868cm" svg:y="26.12cm">
          <draw:text-box>
            <text:p text:style-name="P3"><text:span text:style-name="T8">4/22/19, 9:30 PM</text:span></text:p>
          </draw:text-box>
        </draw:frame>
        <draw:frame draw:style-name="gr10" draw:text-style-name="P10" draw:layer="layout" svg:width="11.034cm" svg:height="0.564cm" svg:x="4.562cm" svg:y="15.821cm">
          <draw:text-box>
            <text:p text:style-name="P3"><text:span text:style-name="T9">The operation pushq REG is given by R[ %rsp ] &lt;-- R[ %rsp ] <text:s/>8;</text:span></text:p>
          </draw:text-box>
        </draw:frame>
        <draw:frame draw:style-name="gr10" draw:text-style-name="P10" draw:layer="layout" svg:width="12.033cm" svg:height="0.564cm" svg:x="4.562cm" svg:y="16.209cm">
          <draw:text-box>
            <text:p text:style-name="P3"><text:span text:style-name="T9"><text:s/></text:span><text:span text:style-name="T9">M[R[ %rsp ]] &lt;-- REG, which is exactly described the subq and movq.</text:span></text:p>
          </draw:text-box>
        </draw:frame>
        <draw:frame draw:style-name="gr10" draw:text-style-name="P10" draw:layer="layout" svg:width="12.185cm" svg:height="0.564cm" svg:x="4.562cm" svg:y="16.597cm">
          <draw:text-box>
            <text:p text:style-name="P3"><text:span text:style-name="T9"><text:s/></text:span><text:span text:style-name="T9">However, as addressed below, this will fail for REG = %rsp, for this will</text:span></text:p>
          </draw:text-box>
        </draw:frame>
        <draw:polygon draw:style-name="gr9" draw:text-style-name="P1" draw:layer="layout" svg:width="4.311cm" svg:height="1.152cm" svg:x="2.765cm" svg:y="20.285cm" svg:viewBox="0 0 4312 1153" draw:points="0,1153 4312,1153 4312,0 0,0">
          <text:p/>
        </draw:polygon>
        <draw:frame draw:style-name="gr10" draw:text-style-name="P10" draw:layer="layout" svg:width="9.662cm" svg:height="0.564cm" svg:x="4.562cm" svg:y="16.985cm">
          <draw:text-box>
            <text:p text:style-name="P3"><text:span text:style-name="T9"><text:s/></text:span><text:span text:style-name="T9">put a value of %rsp-8 into memory and not simply %rsp</text:span></text:p>
          </draw:text-box>
        </draw:frame>
        <draw:frame draw:style-name="gr10" draw:text-style-name="P10" draw:layer="layout" svg:width="3.617cm" svg:height="0.564cm" svg:x="3.167cm" svg:y="20.214cm">
          <draw:text-box>
            <text:p text:style-name="P3"><text:span text:style-name="T9">movq REG, -8(%rsp)</text:span></text:p>
          </draw:text-box>
        </draw:frame>
        <draw:polyline draw:style-name="gr11" draw:text-style-name="P11" draw:layer="layout" svg:width="0.895cm" svg:height="0.63cm" svg:x="8.072cm" svg:y="14.262cm" svg:viewBox="0 0 896 631" draw:points="15,59 0,59 0,74 0,88 0,117 0,132 0,162 0,191 0,220 0,235 0,264 0,293 0,322 0,337 0,367 0,381 0,396 0,410 0,425 0,440 0,469 0,484 0,498 0,513 0,528 0,543 0,558 0,572 0,587 0,602 0,616 0,631 15,631 29,631 59,631 88,631 117,631 161,631 191,631 220,631 249,631 264,631 293,631 323,631 352,631 382,631 411,631 441,631 485,631 500,631 514,631 544,631 559,631 573,631 603,631 617,631 632,631 647,631 661,631 676,631 691,631 705,631 720,631 735,631 749,631 764,631 779,631 794,631 808,631 823,631 838,631 852,631 867,631 881,631 896,616 896,587 896,558 896,528 896,498 896,469 896,440 896,410 896,381 896,367 896,337 896,308 896,293 896,264 896,249 896,235 896,205 896,191 896,176 896,162 896,147 896,132 896,117 896,103 896,88 896,74 896,59 896,44 881,30 867,15 852,0 838,0 823,0 808,0 794,0 779,0 764,0 749,0 735,0 720,0 691,0 676,0 661,0 647,0 617,0 603,0 588,0 573,0 544,0 514,0 485,0 456,0 426,0 382,0 337,0 323,0 308,0 293,0 264,0 249,0 235,0 220,0 206,0 191,0 176,0 161,0 147,0 132,0 117,0 102,0 88,0 73,0 59,0 44,0">
          <text:p/>
        </draw:polyline>
        <draw:frame draw:style-name="gr10" draw:text-style-name="P10" draw:layer="layout" svg:width="2.606cm" svg:height="0.564cm" svg:x="3.167cm" svg:y="20.602cm">
          <draw:text-box>
            <text:p text:style-name="P3"><text:span text:style-name="T9">subq <text:s/>$8, %rsp</text:span></text:p>
          </draw:text-box>
        </draw:frame>
      </draw:page>
      <draw:page draw:name="page2" draw:style-name="dp1" draw:master-page-name="master-page3">
        <draw:polygon draw:style-name="gr1" draw:text-style-name="P1" draw:layer="layout" svg:width="17.779cm" svg:height="23.343cm" svg:x="2.124cm" svg:y="1.894cm" svg:viewBox="0 0 17780 23344" draw:points="0,0 17780,0 17780,23344 0,23344">
          <text:p/>
        </draw:polygon>
        <draw:path draw:style-name="gr1" draw:text-style-name="P1" draw:layer="layout" svg:width="5.794cm" svg:height="0.89cm" svg:x="13.929cm" svg:y="1.981cm" svg:viewBox="0 0 5795 891" svg:d="M138 0h5518c77 0 139 62 139 138v615c0 76-62 138-139 138h-5518c-76 0-138-62-138-138v-615c0-76 62-138 138-138z">
          <text:p/>
        </draw:path>
        <draw:path draw:style-name="gr2" draw:text-style-name="P2" draw:layer="layout" svg:width="5.794cm" svg:height="0.89cm" svg:x="13.929cm" svg:y="1.981cm" svg:viewBox="0 0 5795 891" svg:d="M138 0h5518c77 0 139 62 139 138v615c0 76-62 138-139 138h-5518c-76 0-138-62-138-138v-615c0-76 62-138 138-138zM5656 31h-5518c-59 0-107 48-107 107v615c0 60 48 108 107 108h5518c60 0 108-48 108-108v-615c0-59-48-107-108-107z">
          <text:p/>
        </draw:path>
        <draw:polygon draw:style-name="gr12" draw:text-style-name="P12" draw:layer="layout" svg:width="0.03cm" svg:height="8.625cm" svg:x="2.02cm" svg:y="1.935cm" svg:viewBox="0 0 31 8626" draw:points="0,0 31,0 31,8626 0,8626">
          <text:p/>
        </draw:polygon>
        <draw:polygon draw:style-name="gr12" draw:text-style-name="P12" draw:layer="layout" svg:width="0.03cm" svg:height="8.625cm" svg:x="7.936cm" svg:y="1.935cm" svg:viewBox="0 0 31 8626" draw:points="0,0 31,0 31,8626 0,8626">
          <text:p/>
        </draw:polygon>
        <draw:polygon draw:style-name="gr12" draw:text-style-name="P12" draw:layer="layout" svg:width="0.031cm" svg:height="8.625cm" svg:x="13.852cm" svg:y="1.935cm" svg:viewBox="0 0 32 8626" draw:points="0,0 32,0 32,8626 0,8626">
          <text:p/>
        </draw:polygon>
        <draw:polygon draw:style-name="gr12" draw:text-style-name="P12" draw:layer="layout" svg:width="17.779cm" svg:height="0.03cm" svg:x="2.02cm" svg:y="1.905cm" svg:viewBox="0 0 17780 31" draw:points="0,0 17780,0 17780,31 0,31">
          <text:p/>
        </draw:polygon>
        <draw:polygon draw:style-name="gr12" draw:text-style-name="P12" draw:layer="layout" svg:width="17.719cm" svg:height="0.03cm" svg:x="2.05cm" svg:y="3.194cm" svg:viewBox="0 0 17720 31" draw:points="0,0 17720,0 17720,31 0,31">
          <text:p/>
        </draw:polygon>
        <draw:polygon draw:style-name="gr12" draw:text-style-name="P12" draw:layer="layout" svg:width="17.719cm" svg:height="0.031cm" svg:x="2.05cm" svg:y="5.526cm" svg:viewBox="0 0 17720 32" draw:points="0,0 17720,0 17720,32 0,32">
          <text:p/>
        </draw:polygon>
        <draw:polygon draw:style-name="gr12" draw:text-style-name="P12" draw:layer="layout" svg:width="17.719cm" svg:height="0.031cm" svg:x="2.05cm" svg:y="6.754cm" svg:viewBox="0 0 17720 32" draw:points="0,0 17720,0 17720,32 0,32">
          <text:p/>
        </draw:polygon>
        <draw:polygon draw:style-name="gr12" draw:text-style-name="P12" draw:layer="layout" svg:width="17.719cm" svg:height="0.03cm" svg:x="2.05cm" svg:y="7.982cm" svg:viewBox="0 0 17720 31" draw:points="0,0 17720,0 17720,31 0,31">
          <text:p/>
        </draw:polygon>
        <draw:polygon draw:style-name="gr12" draw:text-style-name="P12" draw:layer="layout" svg:width="17.719cm" svg:height="0.03cm" svg:x="2.05cm" svg:y="8.657cm" svg:viewBox="0 0 17720 31" draw:points="0,0 17720,0 17720,31 0,31">
          <text:p/>
        </draw:polygon>
        <draw:polygon draw:style-name="gr12" draw:text-style-name="P12" draw:layer="layout" svg:width="17.719cm" svg:height="0.032cm" svg:x="2.05cm" svg:y="9.884cm" svg:viewBox="0 0 17720 33" draw:points="0,0 17720,0 17720,33 0,33">
          <text:p/>
        </draw:polygon>
        <draw:polygon draw:style-name="gr12" draw:text-style-name="P12" draw:layer="layout" svg:width="17.779cm" svg:height="0.03cm" svg:x="2.02cm" svg:y="10.56cm" svg:viewBox="0 0 17780 31" draw:points="0,0 17780,0 17780,31 0,31">
          <text:p/>
        </draw:polygon>
        <draw:path draw:style-name="gr1" draw:text-style-name="P1" draw:layer="layout" svg:width="17.779cm" svg:height="1.305cm" svg:x="1.905cm" svg:y="13.007cm" svg:viewBox="0 0 17780 1306" svg:d="M138 0h17504c76 0 138 62 138 138v1029c0 77-62 139-138 139h-17504c-77 0-138-62-138-139v-1029c0-76 61-138 138-138z">
          <text:p/>
        </draw:path>
        <draw:path draw:style-name="gr2" draw:text-style-name="P2" draw:layer="layout" svg:width="17.779cm" svg:height="1.305cm" svg:x="1.905cm" svg:y="13.007cm" svg:viewBox="0 0 17780 1306" svg:d="M138 0h17504c76 0 138 62 138 138v1029c0 77-62 139-138 139h-17504c-77 0-138-62-138-139v-1029c0-76 61-138 138-138zM17642 31h-17504c-60 0-108 48-108 107v1029c0 60 48 108 108 108h17504c59 0 107-48 107-108v-1029c0-59-48-107-107-107z">
          <text:p/>
        </draw:path>
        <draw:frame draw:style-name="gr4" draw:text-style-name="P5" draw:layer="layout" svg:width="0.959cm" svg:height="0.412cm" svg:x="2.097cm" svg:y="2.354cm">
          <draw:text-box>
            <text:p text:style-name="P3"><text:span text:style-name="T3">Stage</text:span></text:p>
          </draw:text-box>
        </draw:frame>
        <draw:frame draw:style-name="gr4" draw:text-style-name="P5" draw:layer="layout" svg:width="2.076cm" svg:height="0.412cm" svg:x="8.013cm" svg:y="2.354cm">
          <draw:text-box>
            <text:p text:style-name="P3"><text:span text:style-name="T3">Computation</text:span></text:p>
          </draw:text-box>
        </draw:frame>
        <draw:frame draw:style-name="gr7" draw:text-style-name="P8" draw:layer="layout" svg:width="1.323cm" svg:height="0.315cm" svg:x="14.167cm" svg:y="2.273cm">
          <draw:text-box>
            <text:p text:style-name="P3"><text:span text:style-name="T7">pushq rA</text:span></text:p>
          </draw:text-box>
        </draw:frame>
        <draw:frame draw:style-name="gr4" draw:text-style-name="P5" draw:layer="layout" svg:width="0.921cm" svg:height="0.412cm" svg:x="2.097cm" svg:y="4.165cm">
          <draw:text-box>
            <text:p text:style-name="P3"><text:span text:style-name="T3">Fetch</text:span></text:p>
          </draw:text-box>
        </draw:frame>
        <draw:frame draw:style-name="gr4" draw:text-style-name="P5" draw:layer="layout" svg:width="1.67cm" svg:height="0.412cm" svg:x="8.013cm" svg:y="3.336cm">
          <draw:text-box>
            <text:p text:style-name="P3"><text:span text:style-name="T3">icode, ifun</text:span></text:p>
          </draw:text-box>
        </draw:frame>
        <draw:frame draw:style-name="gr4" draw:text-style-name="P5" draw:layer="layout" svg:width="0.942cm" svg:height="0.412cm" svg:x="8.013cm" svg:y="3.889cm">
          <draw:text-box>
            <text:p text:style-name="P3"><text:span text:style-name="T3">rA, rB</text:span></text:p>
          </draw:text-box>
        </draw:frame>
        <draw:frame draw:style-name="gr4" draw:text-style-name="P5" draw:layer="layout" svg:width="0.739cm" svg:height="0.412cm" svg:x="8.013cm" svg:y="4.441cm">
          <draw:text-box>
            <text:p text:style-name="P3"><text:span text:style-name="T3">valC</text:span></text:p>
          </draw:text-box>
        </draw:frame>
        <draw:frame draw:style-name="gr4" draw:text-style-name="P5" draw:layer="layout" svg:width="0.717cm" svg:height="0.412cm" svg:x="8.013cm" svg:y="4.994cm">
          <draw:text-box>
            <text:p text:style-name="P3"><text:span text:style-name="T3">valP</text:span></text:p>
          </draw:text-box>
        </draw:frame>
        <draw:frame draw:style-name="gr4" draw:text-style-name="P5" draw:layer="layout" svg:width="1.268cm" svg:height="0.412cm" svg:x="2.097cm" svg:y="5.945cm">
          <draw:text-box>
            <text:p text:style-name="P3"><text:span text:style-name="T3">Decode</text:span></text:p>
          </draw:text-box>
        </draw:frame>
        <draw:frame draw:style-name="gr4" draw:text-style-name="P5" draw:layer="layout" svg:width="1.661cm" svg:height="0.412cm" svg:x="8.013cm" svg:y="5.669cm">
          <draw:text-box>
            <text:p text:style-name="P3"><text:span text:style-name="T3">valA, srcA</text:span></text:p>
          </draw:text-box>
        </draw:frame>
        <draw:frame draw:style-name="gr4" draw:text-style-name="P5" draw:layer="layout" svg:width="1.661cm" svg:height="0.412cm" svg:x="8.013cm" svg:y="6.221cm">
          <draw:text-box>
            <text:p text:style-name="P3"><text:span text:style-name="T3">valB, srcB</text:span></text:p>
          </draw:text-box>
        </draw:frame>
        <draw:frame draw:style-name="gr4" draw:text-style-name="P5" draw:layer="layout" svg:width="1.331cm" svg:height="0.412cm" svg:x="2.097cm" svg:y="7.173cm">
          <draw:text-box>
            <text:p text:style-name="P3"><text:span text:style-name="T3">Execute</text:span></text:p>
          </draw:text-box>
        </draw:frame>
        <draw:frame draw:style-name="gr4" draw:text-style-name="P5" draw:layer="layout" svg:width="0.717cm" svg:height="0.412cm" svg:x="8.013cm" svg:y="6.897cm">
          <draw:text-box>
            <text:p text:style-name="P3"><text:span text:style-name="T3">valE</text:span></text:p>
          </draw:text-box>
        </draw:frame>
        <draw:frame draw:style-name="gr4" draw:text-style-name="P5" draw:layer="layout" svg:width="2.631cm" svg:height="0.412cm" svg:x="8.013cm" svg:y="7.449cm">
          <draw:text-box>
            <text:p text:style-name="P3"><text:span text:style-name="T3">Condition codes</text:span></text:p>
          </draw:text-box>
        </draw:frame>
        <draw:frame draw:style-name="gr4" draw:text-style-name="P5" draw:layer="layout" svg:width="1.327cm" svg:height="0.412cm" svg:x="2.097cm" svg:y="8.124cm">
          <draw:text-box>
            <text:p text:style-name="P3"><text:span text:style-name="T3">Memory</text:span></text:p>
          </draw:text-box>
        </draw:frame>
        <draw:frame draw:style-name="gr4" draw:text-style-name="P5" draw:layer="layout" svg:width="1.755cm" svg:height="0.412cm" svg:x="8.013cm" svg:y="8.124cm">
          <draw:text-box>
            <text:p text:style-name="P3"><text:span text:style-name="T3">Read/write</text:span></text:p>
          </draw:text-box>
        </draw:frame>
        <draw:frame draw:style-name="gr4" draw:text-style-name="P5" draw:layer="layout" svg:width="1.729cm" svg:height="0.412cm" svg:x="2.097cm" svg:y="9.076cm">
          <draw:text-box>
            <text:p text:style-name="P3"><text:span text:style-name="T3">Write back</text:span></text:p>
          </draw:text-box>
        </draw:frame>
        <draw:frame draw:style-name="gr4" draw:text-style-name="P5" draw:layer="layout" svg:width="1.92cm" svg:height="0.412cm" svg:x="8.013cm" svg:y="8.8cm">
          <draw:text-box>
            <text:p text:style-name="P3"><text:span text:style-name="T3">E port, dstE</text:span></text:p>
          </draw:text-box>
        </draw:frame>
        <draw:frame draw:style-name="gr4" draw:text-style-name="P5" draw:layer="layout" svg:width="2.038cm" svg:height="0.412cm" svg:x="8.013cm" svg:y="9.352cm">
          <draw:text-box>
            <text:p text:style-name="P3"><text:span text:style-name="T3">M port, dstM</text:span></text:p>
          </draw:text-box>
        </draw:frame>
        <draw:frame draw:style-name="gr4" draw:text-style-name="P5" draw:layer="layout" svg:width="1.733cm" svg:height="0.412cm" svg:x="2.097cm" svg:y="10.027cm">
          <draw:text-box>
            <text:p text:style-name="P3"><text:span text:style-name="T3">PC update</text:span></text:p>
          </draw:text-box>
        </draw:frame>
        <draw:frame draw:style-name="gr4" draw:text-style-name="P5" draw:layer="layout" svg:width="0.514cm" svg:height="0.412cm" svg:x="8.013cm" svg:y="10.027cm">
          <draw:text-box>
            <text:p text:style-name="P3"><text:span text:style-name="T3">PC</text:span></text:p>
          </draw:text-box>
        </draw:frame>
        <draw:frame draw:style-name="gr6" draw:text-style-name="P7" draw:layer="layout" svg:width="6.233cm" svg:height="0.484cm" svg:x="1.905cm" svg:y="10.778cm">
          <draw:text-box>
            <text:p text:style-name="P3"><text:span text:style-name="T5">Part 3 (extra credit, 10 points)</text:span></text:p>
          </draw:text-box>
        </draw:frame>
        <draw:frame draw:style-name="gr4" draw:text-style-name="P5" draw:layer="layout" svg:width="17.401cm" svg:height="0.412cm" svg:x="1.905cm" svg:y="11.692cm">
          <draw:text-box>
            <text:p text:style-name="P3"><text:span text:style-name="T3">Assume that we changed the semantic of the </text:span><text:span text:style-name="T6">pushq</text:span><text:span text:style-name="T3"> instruction (and the </text:span><text:span text:style-name="T6">popq</text:span><text:span text:style-name="T3">, </text:span><text:span text:style-name="T6">call</text:span><text:span text:style-name="T3">, </text:span><text:span text:style-name="T6">ret</text:span><text:span text:style-name="T3"> instructions to match</text:span></text:p>
          </draw:text-box>
        </draw:frame>
        <draw:frame draw:style-name="gr4" draw:text-style-name="P5" draw:layer="layout" svg:width="4.684cm" svg:height="0.412cm" svg:x="1.905cm" svg:y="12.245cm">
          <draw:text-box>
            <text:p text:style-name="P3"><text:span text:style-name="T3">the new definition) as follows</text:span></text:p>
          </draw:text-box>
        </draw:frame>
        <draw:frame draw:style-name="gr7" draw:text-style-name="P8" draw:layer="layout" svg:width="2.644cm" svg:height="0.315cm" svg:x="2.856cm" svg:y="13.299cm">
          <draw:text-box>
            <text:p text:style-name="P3"><text:span text:style-name="T7">movq REG, (%rsp)</text:span></text:p>
          </draw:text-box>
        </draw:frame>
        <draw:frame draw:style-name="gr7" draw:text-style-name="P8" draw:layer="layout" svg:width="2.148cm" svg:height="0.315cm" svg:x="2.856cm" svg:y="13.714cm">
          <draw:text-box>
            <text:p text:style-name="P3"><text:span text:style-name="T7">subq $8, %rsp</text:span></text:p>
          </draw:text-box>
        </draw:frame>
        <draw:frame draw:style-name="gr4" draw:text-style-name="P5" draw:layer="layout" svg:width="17.244cm" svg:height="0.412cm" svg:x="1.905cm" svg:y="14.654cm">
          <draw:text-box>
            <text:p text:style-name="P3"><text:span text:style-name="T3">Does this change impact a pipelined implementation of the CPU in a significant way? <text:s text:c="2"/>YES <text:s text:c="2"/>NO <text:s text:c="2"/>Explain.</text:span></text:p>
          </draw:text-box>
        </draw:frame>
        <draw:frame draw:style-name="gr8" draw:text-style-name="P9" draw:layer="layout" svg:width="2.288cm" svg:height="0.412cm" svg:x="0.635cm" svg:y="0.625cm">
          <draw:text-box>
            <text:p text:style-name="P3"><text:span text:style-name="T8">Homework 9</text:span></text:p>
          </draw:text-box>
        </draw:frame>
        <draw:frame draw:style-name="gr8" draw:text-style-name="P9" draw:layer="layout" svg:width="9.269cm" svg:height="0.412cm" svg:x="11.633cm" svg:y="0.625cm">
          <draw:text-box>
            <text:p text:style-name="P3"><text:span text:style-name="T8">https://canvas.instructure.com/courses/1517115/a...</text:span></text:p>
          </draw:text-box>
        </draw:frame>
        <draw:frame draw:style-name="gr8" draw:text-style-name="P9" draw:layer="layout" svg:width="1.014cm" svg:height="0.412cm" svg:x="0.635cm" svg:y="26.12cm">
          <draw:text-box>
            <text:p text:style-name="P3"><text:span text:style-name="T8">2 of 3</text:span></text:p>
          </draw:text-box>
        </draw:frame>
        <draw:polygon draw:style-name="gr9" draw:text-style-name="P1" draw:layer="layout" svg:width="4.53cm" svg:height="1.518cm" svg:x="14.357cm" svg:y="3.78cm" svg:viewBox="0 0 4531 1519" draw:points="0,1519 4531,1519 4531,0 0,0">
          <text:p/>
        </draw:polygon>
        <draw:frame draw:style-name="gr8" draw:text-style-name="P9" draw:layer="layout" svg:width="3.08cm" svg:height="0.412cm" svg:x="17.868cm" svg:y="26.12cm">
          <draw:text-box>
            <text:p text:style-name="P3"><text:span text:style-name="T8">4/22/19, 9:30 PM</text:span></text:p>
          </draw:text-box>
        </draw:frame>
        <draw:frame draw:style-name="gr10" draw:text-style-name="P10" draw:layer="layout" svg:width="3.808cm" svg:height="0.564cm" svg:x="14.41cm" svg:y="3.696cm">
          <draw:text-box>
            <text:p text:style-name="P3"><text:span text:style-name="T9">icode:fun &lt;-- M_1[PC]</text:span></text:p>
          </draw:text-box>
        </draw:frame>
        <draw:frame draw:style-name="gr10" draw:text-style-name="P10" draw:layer="layout" svg:width="3.562cm" svg:height="0.564cm" svg:x="14.41cm" svg:y="4.084cm">
          <draw:text-box>
            <text:p text:style-name="P3"><text:span text:style-name="T9">rA:rB &lt;-- M_1[PC+1]</text:span></text:p>
          </draw:text-box>
        </draw:frame>
        <draw:polygon draw:style-name="gr9" draw:text-style-name="P1" draw:layer="layout" svg:width="3.297cm" svg:height="1.062cm" svg:x="14.066cm" svg:y="5.633cm" svg:viewBox="0 0 3298 1063" draw:points="0,1063 3298,1063 3298,0 0,0">
          <text:p/>
        </draw:polygon>
        <draw:frame draw:style-name="gr10" draw:text-style-name="P10" draw:layer="layout" svg:width="2.44cm" svg:height="0.564cm" svg:x="14.41cm" svg:y="4.472cm">
          <draw:text-box>
            <text:p text:style-name="P3"><text:span text:style-name="T9">valP &lt;-- PC+2</text:span></text:p>
          </draw:text-box>
        </draw:frame>
        <draw:frame draw:style-name="gr10" draw:text-style-name="P10" draw:layer="layout" svg:width="2.347cm" svg:height="0.564cm" svg:x="14.319cm" svg:y="5.649cm">
          <draw:text-box>
            <text:p text:style-name="P3"><text:span text:style-name="T9">valA &lt;-- R[rA]</text:span></text:p>
          </draw:text-box>
        </draw:frame>
        <draw:polygon draw:style-name="gr9" draw:text-style-name="P1" draw:layer="layout" svg:width="3.862cm" svg:height="0.598cm" svg:x="14.269cm" svg:y="6.973cm" svg:viewBox="0 0 3863 599" draw:points="0,599 3863,599 3863,0 0,0">
          <text:p/>
        </draw:polygon>
        <draw:frame draw:style-name="gr10" draw:text-style-name="P10" draw:layer="layout" svg:width="2.847cm" svg:height="0.564cm" svg:x="14.219cm" svg:y="6.137cm">
          <draw:text-box>
            <text:p text:style-name="P3"><text:span text:style-name="T9">valB &lt;-- R[%rsp]</text:span></text:p>
          </draw:text-box>
        </draw:frame>
        <draw:polygon draw:style-name="gr9" draw:text-style-name="P1" draw:layer="layout" svg:width="3.895cm" svg:height="0.529cm" svg:x="14.503cm" svg:y="8.071cm" svg:viewBox="0 0 3896 530" draw:points="0,530 3896,530 3896,0 0,0">
          <text:p/>
        </draw:polygon>
        <draw:frame draw:style-name="gr10" draw:text-style-name="P10" draw:layer="layout" svg:width="3.262cm" svg:height="0.564cm" svg:x="14.322cm" svg:y="6.888cm">
          <draw:text-box>
            <text:p text:style-name="P3"><text:span text:style-name="T9">valE &lt;-- valB + (-8)</text:span></text:p>
          </draw:text-box>
        </draw:frame>
        <draw:polygon draw:style-name="gr9" draw:text-style-name="P1" draw:layer="layout" svg:width="3.429cm" svg:height="0.779cm" svg:x="14.401cm" svg:y="8.964cm" svg:viewBox="0 0 3430 780" draw:points="0,780 3430,780 3430,0 0,0">
          <text:p/>
        </draw:polygon>
        <draw:frame draw:style-name="gr10" draw:text-style-name="P10" draw:layer="layout" svg:width="3.181cm" svg:height="0.564cm" svg:x="14.557cm" svg:y="7.987cm">
          <draw:text-box>
            <text:p text:style-name="P3"><text:span text:style-name="T9">M_8[valE] &lt;-- valA</text:span></text:p>
          </draw:text-box>
        </draw:frame>
        <draw:polygon draw:style-name="gr9" draw:text-style-name="P1" draw:layer="layout" svg:width="2.36cm" svg:height="0.598cm" svg:x="14.225cm" svg:y="9.936cm" svg:viewBox="0 0 2361 599" draw:points="0,599 2361,599 2361,0 0,0">
          <text:p/>
        </draw:polygon>
        <draw:frame draw:style-name="gr10" draw:text-style-name="P10" draw:layer="layout" svg:width="2.847cm" svg:height="0.564cm" svg:x="14.454cm" svg:y="8.88cm">
          <draw:text-box>
            <text:p text:style-name="P3"><text:span text:style-name="T9">R[%rsp] &lt;-- valE</text:span></text:p>
          </draw:text-box>
        </draw:frame>
        <draw:frame draw:style-name="gr10" draw:text-style-name="P10" draw:layer="layout" svg:width="1.996cm" svg:height="0.564cm" svg:x="14.278cm" svg:y="9.952cm">
          <draw:text-box>
            <text:p text:style-name="P3"><text:span text:style-name="T9">PC &lt;-- valP</text:span></text:p>
          </draw:text-box>
        </draw:frame>
      </draw:page>
      <draw:page draw:name="page3" draw:style-name="dp1" draw:master-page-name="master-page3">
        <draw:polygon draw:style-name="gr1" draw:text-style-name="P1" draw:layer="layout" svg:width="17.779cm" svg:height="23.343cm" svg:x="1.905cm" svg:y="1.905cm" svg:viewBox="0 0 17780 23344" draw:points="0,0 17780,0 17780,23344 0,23344">
          <text:p/>
        </draw:polygon>
        <draw:frame draw:style-name="gr8" draw:text-style-name="P9" draw:layer="layout" svg:width="2.288cm" svg:height="0.412cm" svg:x="0.635cm" svg:y="0.625cm">
          <draw:text-box>
            <text:p text:style-name="P3"><text:span text:style-name="T8">Homework 9</text:span></text:p>
          </draw:text-box>
        </draw:frame>
        <draw:frame draw:style-name="gr8" draw:text-style-name="P9" draw:layer="layout" svg:width="9.269cm" svg:height="0.412cm" svg:x="11.633cm" svg:y="0.625cm">
          <draw:text-box>
            <text:p text:style-name="P3"><text:span text:style-name="T8">https://canvas.instructure.com/courses/1517115/a...</text:span></text:p>
          </draw:text-box>
        </draw:frame>
        <draw:frame draw:style-name="gr8" draw:text-style-name="P9" draw:layer="layout" svg:width="1.014cm" svg:height="0.412cm" svg:x="0.635cm" svg:y="26.12cm">
          <draw:text-box>
            <text:p text:style-name="P3"><text:span text:style-name="T8">3 of 3</text:span></text:p>
          </draw:text-box>
        </draw:frame>
        <draw:frame draw:style-name="gr8" draw:text-style-name="P9" draw:layer="layout" svg:width="3.08cm" svg:height="0.412cm" svg:x="17.868cm" svg:y="26.12cm">
          <draw:text-box>
            <text:p text:style-name="P3"><text:span text:style-name="T8">4/22/19, 9:30 P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New1" svg:font-family="CourierNew"/>
    <style:font-face style:name="DejaVuSerif1" svg:font-family="DejaVuSerif"/>
    <style:font-face style:name="Helvetica1" svg:font-family="Helvetica"/>
    <style:font-face style:name="LatoLatinular1" svg:font-family="LatoLatinular"/>
    <style:font-face style:name="Arial" svg:font-family="Arial" style:font-pitch="variable"/>
    <style:font-face style:name="CourierNew" svg:font-family="CourierNew" style:font-pitch="variable"/>
    <style:font-face style:name="DejaVu Sans1" svg:font-family="'DejaVu Sans'" style:font-pitch="variable"/>
    <style:font-face style:name="DejaVuSerif" svg:font-family="DejaVuSerif" style:font-pitch="variable"/>
    <style:font-face style:name="Helvetica" svg:font-family="Helvetica" style:font-pitch="variable"/>
    <style:font-face style:name="LatoLatinular" svg:font-family="LatoLatinular"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cm" fo:margin-bottom="1cm" fo:margin-left="0.6cm" fo:margin-right="0.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25T15:08:08.695126315</dc:date>
    <meta:editing-duration>PT2M13S</meta:editing-duration>
    <meta:editing-cycles>1</meta:editing-cycles>
    <meta:document-statistic meta:object-count="109"/>
    <meta:generator>LibreOffice/5.1.6.2$Linux_X86_64 LibreOffice_project/10m0$Build-2</meta:generator>
  </office:meta>
</office:document-meta>
</file>